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text-properties fo:font-weight="bold" style:font-weight-asian="bold" style:font-weight-complex="bold"/>
    </style:style>
    <style:style style:name="P2" style:family="paragraph" style:parent-style-name="NormalRTL">
      <style:text-properties fo:font-size="12pt" style:font-size-asian="12pt" style:font-size-complex="12pt"/>
    </style:style>
    <style:style style:name="P3" style:family="paragraph" style:parent-style-name="NormalRTL">
      <style:text-properties fo:font-size="12pt" fo:font-weight="bold" style:font-size-asian="12pt" style:font-weight-asian="bold" style:font-size-complex="12pt" style:font-weight-complex="bold"/>
    </style:style>
    <style:style style:name="P4" style:family="paragraph" style:parent-style-name="NormalRTL">
      <style:text-properties fo:font-weight="bold" style:font-weight-asian="bold" style:font-weight-complex="bold"/>
    </style:style>
    <style:style style:name="P5" style:family="paragraph" style:parent-style-name="NormalRTL">
      <style:text-properties fo:font-weight="bold" style:font-weight-asian="bold" style:font-name-complex="Scheherazade New1" style:font-weight-complex="bold"/>
    </style:style>
    <style:style style:name="P6" style:family="paragraph" style:parent-style-name="NormalRTL">
      <style:text-properties fo:font-size="14pt" fo:font-weight="bold" style:font-size-asian="14pt" style:font-weight-asian="bold" style:font-size-complex="14pt" style:font-weight-complex="bold"/>
    </style:style>
    <style:style style:name="P7" style:family="paragraph" style:parent-style-name="NormalRTL">
      <style:text-properties style:font-name-complex="Scheherazade New1"/>
    </style:style>
    <style:style style:name="P8" style:family="paragraph" style:parent-style-name="NormalRTL">
      <style:paragraph-properties fo:margin-top="0.1083in" fo:margin-bottom="0in" style:contextual-spacing="false" fo:line-height="100%"/>
    </style:style>
    <style:style style:name="P9" style:family="paragraph" style:parent-style-name="Heading_20_1" style:list-style-name="">
      <style:paragraph-properties fo:hyphenation-ladder-count="no-limit"/>
      <style:text-properties fo:hyphenate="false" loext:hyphenation-no-caps="false"/>
    </style:style>
    <style:style style:name="P10" style:family="paragraph" style:parent-style-name="Heading_20_1" style:master-page-name="MP0">
      <style:paragraph-properties style:page-number="auto" fo:break-before="page"/>
    </style:style>
    <style:style style:name="P11" style:family="paragraph" style:parent-style-name="Heading_20_1">
      <style:paragraph-properties fo:break-before="page"/>
    </style:style>
    <style:style style:name="P12" style:family="paragraph" style:parent-style-name="Heading_20_2">
      <style:text-properties officeooo:paragraph-rsid="0024f0b5"/>
    </style:style>
    <style:style style:name="P13" style:family="paragraph" style:parent-style-name="Heading_20_2">
      <style:text-properties fo:font-size="16pt" fo:font-weight="bold" officeooo:paragraph-rsid="00335ffe" style:font-size-asian="16pt" style:font-weight-asian="bold" style:font-size-complex="16pt"/>
    </style:style>
    <style:style style:name="P14" style:family="paragraph" style:parent-style-name="Heading_20_2">
      <style:text-properties officeooo:rsid="002774a2" officeooo:paragraph-rsid="002774a2"/>
    </style:style>
    <style:style style:name="P15" style:family="paragraph" style:parent-style-name="Heading_20_3">
      <style:paragraph-properties fo:text-align="start" style:justify-single-word="false" style:writing-mode="lr-tb"/>
    </style:style>
    <style:style style:name="P16" style:family="paragraph" style:parent-style-name="NormalRTL">
      <style:text-properties fo:font-weight="bold" officeooo:paragraph-rsid="003e65f2" style:font-weight-asian="bold" style:font-weight-complex="bold"/>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64ea3" style:font-size-asian="8pt" style:font-weight-asian="bold" style:font-size-complex="8pt" style:font-weight-complex="bold"/>
    </style:style>
    <style:style style:name="T3" style:family="text">
      <style:text-properties style:font-name="Arial Narrow" fo:font-size="8pt" fo:font-weight="bold" officeooo:rsid="00367f60" style:font-size-asian="8pt" style:font-weight-asian="bold" style:font-size-complex="8pt" style:font-weight-complex="bold"/>
    </style:style>
    <style:style style:name="T4" style:family="text">
      <style:text-properties officeooo:rsid="0024f0b5"/>
    </style:style>
    <style:style style:name="T5" style:family="text">
      <style:text-properties fo:font-weight="bold" style:font-weight-asian="bold" style:font-weight-complex="bold"/>
    </style:style>
    <style:style style:name="T6"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7"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officeooo:rsid="00335ffe"/>
    </style:style>
    <style:style style:name="T11" style:family="text">
      <style:text-properties officeooo:rsid="003a7aea"/>
    </style:style>
    <style:style style:name="T12" style:family="text">
      <style:text-properties officeooo:rsid="003b8c40"/>
    </style:style>
    <style:style style:name="T13" style:family="text">
      <style:text-properties officeooo:rsid="003d6a8f"/>
    </style:style>
    <style:style style:name="T14" style:family="text">
      <style:text-properties fo:font-weight="normal" style:font-weight-asian="normal" style:font-weight-complex="normal"/>
    </style:style>
    <style:style style:name="T15" style:family="text">
      <style:text-properties officeooo:rsid="003e65f2"/>
    </style:style>
    <style:style style:name="T16" style:family="text">
      <style:text-properties fo:font-size="11pt" officeooo:rsid="003e65f2" style:font-size-asian="11pt" style:font-size-complex="11pt"/>
    </style:style>
    <style:style style:name="T17" style:family="text">
      <style:text-properties fo:font-size="11pt" fo:font-weight="normal" officeooo:rsid="003e65f2" style:font-size-asian="11pt" style:font-weight-asian="normal"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Scheherazade <text:span text:style-name="T4">New</text:span> Type Sample</text:h>
      <text:h text:style-name="Heading_20_2" text:outline-level="2">Basic Latin:</text:h>
      <text:p text:style-name="Normal">Regular: ! " # $ % &amp; ' ( ) * + , - . / 0 1 2 3 4 5 6 7 8 9 : ; &lt; = &gt; ? @ A B C D E F G H I J K L M N O P Q R S T U V W X Y Z [ \ ] ^ _ ` a b c d e f g h i j k l m n o p q r s t u v w x y z { | } ~</text:p>
      <text:p text:style-name="P1">Bold: ! " # $ % &amp; ' ( ) * + , - . / 0 1 2 3 4 5 6 7 8 9 : ; &lt; = &gt; ? @ A B C D E F G H I J K L M N O P Q R S T U V W X Y Z [ \ ] ^ _ ` a b c d e f g h i j k l m n o p q r s t u v w x y z { | } ~</text:p>
      <text:h text:style-name="Heading_20_2" text:outline-level="2">Latin-1 Supplement:</text:h>
      <text:p text:style-name="Normal">Regular: <text:s text:c="2"/>¡ ¢ £ ¤ ¥ ¦ § ¨ © ª « ¬ ­ ® ¯ ° ± ² ³ ´ µ ¶ · ¸ ¹ º » ¼ ½ ¾ ¿ À Á Â Ã Ä Å Æ Ç È É Ê Ë Ì Í Î Ï Ñ Ò Ó Ô Õ Ö × Ø Ù Ú Û Ü Ý Þ ß à á â ã ä å æ ç è é ê ë ì í î ï ñ ò ó ô õ ö ÷ ø ù ú û ü ý þ ÿ </text:p>
      <text:p text:style-name="P1">Bold: <text:s text:c="2"/>¡ ¢ £ ¤ ¥ ¦ § ¨ © ª « ¬ ­ ® ¯ ° ± ² ³ ´ µ ¶ · ¸ ¹ º » ¼ ½ ¾ ¿ À Á Â Ã Ä Å Æ Ç È É Ê Ë Ì Í Î Ï Ñ Ò Ó Ô Õ Ö × Ø Ù Ú Û Ü Ý Þ ß à á â ã ä å æ ç è é ê ë ì í î ï ñ ò ó ô õ ö ÷ ø ù ú û ü ý þ ÿ</text:p>
      <text:h text:style-name="Heading_20_2" text:outline-level="2">Latin Extended-A:</text:h>
      <text:p text:style-name="Normal">Regular: ı Œ œ Š š Ÿ Ž ž</text:p>
      <text:p text:style-name="P1">Bold: ı Œ œ Š š Ÿ Ž ž</text:p>
      <text:h text:style-name="Heading_20_2" text:outline-level="2">Latin Extended-B:</text:h>
      <text:p text:style-name="Normal">Regular: ƒ</text:p>
      <text:p text:style-name="P1">Bold: ƒ </text:p>
      <text:h text:style-name="Heading_20_2" text:outline-level="2">Spacing Modifier Letters:</text:h>
      <text:p text:style-name="Normal">Regular: ˆ ˇ ˉ ː ˘ ˙ ˚ ˛ ˜ ˝</text:p>
      <text:p text:style-name="Normal"><text:span text:style-name="Default_20_Paragraph_20_Font"><text:span text:style-name="T5">Bold: ˆ ˇ ˉ ː ˘ ˙ ˚ ˛ ˜ ˝</text:span></text:span></text:p>
      <text:h text:style-name="P12" text:outline-level="2"><text:span text:style-name="T6">Combining Diacritical Marks</text:span>:</text:h>
      <text:p text:style-name="Normal">CGJ (U+034F)</text:p>
      <text:h text:style-name="P12" text:outline-level="2"><text:span text:style-name="T6">Greek and Cop</text:span><text:span text:style-name="T7">t</text:span><text:span text:style-name="T6">ic</text:span>:</text:h>
      <text:p text:style-name="Normal">Regular: π <text:line-break/><text:span text:style-name="Default_20_Paragraph_20_Font"><text:span text:style-name="T5">Bold: π</text:span></text:span></text:p>
      <text:h text:style-name="P12" text:outline-level="2"><text:soft-page-break/>General Punctuation, <text:span text:style-name="T12">Supplemental Punctuation</text:span>:</text:h>
      <text:p text:style-name="Normal">Regular: ‐ ‑ ‒ – — ― ‘ ’ ‚ “ ” „ † ‡ • … ‰ ‹ › ⁄ <text:span text:style-name="T12">⁏ ⹁</text:span></text:p>
      <text:p text:style-name="P1">Bold: ‐ ‑ ‒ – — ― ‘ ’ ‚ “ ” „ † ‡ • … ‰ ‹ › ⁄ <text:span text:style-name="T12">⁏ ⹁</text:span></text:p>
      <text:h text:style-name="Heading_20_2" text:outline-level="2">Currency Symbols:</text:h>
      <text:p text:style-name="Normal">Regular: €</text:p>
      <text:p text:style-name="P1">Bold: €</text:p>
      <text:h text:style-name="P13" text:outline-level="2">Letterlike Symbols, Mathematical Operators, Control Pictures, Geometric Shapes, Miscellaneous Mathematical Symbols-B: </text:h>
      <text:p text:style-name="Normal">Regular: ™ Ω ∂ ∉ ∏ ∑ − ∕ ∙ √ ∞ ∫ ≈ ≠ ≤ ≥ ␣ <text:span text:style-name="T10">U+25ca</text:span> ◌ ⧵</text:p>
      <text:p text:style-name="P1">Bold: ™ Ω ∂ ∉ ∏ ∑ − ∕ ∙ √ ∞ ∫ ≈ ≠ ≤ ≥ ␣ ◊ ◌ ⧵</text:p>
      <text:h text:style-name="Heading_20_2" text:outline-level="2">Arabic:</text:h>
      <text:h text:style-name="Heading_20_3" text:outline-level="3">Regular:</text:h>
      <text:p text:style-name="NormalRTL"><text:span text:style-name="T8">؀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8">ڲ ڳ ڴ ڵ ڶ ڷ ڸ ڹ ں ڻ ڼ ڽ ھ ڿ ۀ ہ ۂ ۃ ۄ ۅ ۆ ۇ ۈ ۉ ۊ ۋ ی ۍ ێ ۏ ې ۑ ے ۓ ۔ ە ◌ۖ ◌ۗ ◌ۘ ◌ۙ ◌ۚ ◌ۛ ◌ۜ ۝ ۞ ◌۟ ◌۠ ◌ۡ ◌ۢ ◌ۣ ◌ۤ ۥ ۦ ◌ۧ ◌ۨ ۩ ◌۪ ◌۫ ◌۬ ◌ۭ ۮ ۯ ۰ ۱ ۲ ۳ ۴ ۵ ۶ ۷ ۸ ۹ ۺ ۻ ۼ ۽ ۾ ۿ</text:span></text:p>
      <text:h text:style-name="P15" text:outline-level="3">Bold:</text:h>
      <text:p text:style-name="P3">؀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text:soft-page-break/>۰ ۱ ۲ ۳ ۴ ۵ ۶ ۷ ۸ ۹ ۺ ۻ ۼ ۽ ۾ ۿ</text:p>
      <text:h text:style-name="Heading_20_2" text:outline-level="2">Arabic Supplement:</text:h>
      <text:h text:style-name="Heading_20_3" text:outline-level="3">Regular:</text:h>
      <text:p text:style-name="NormalRTL">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3" text:outline-level="3">Bold:</text:h>
      <text:p text:style-name="P4">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2" text:outline-level="2">Arabic Extended-A:</text:h>
      <text:h text:style-name="Heading_20_3" text:outline-level="3">Regular:</text:h>
      <text:p text:style-name="NormalRTL">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3" text:outline-level="3">Bold:</text:h>
      <text:p text:style-name="P4">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2" text:outline-level="2">Arabic Presentation Forms:</text:h>
      <text:h text:style-name="Heading_20_3" text:outline-level="3">Regular:</text:h>
      <text:p text:style-name="P7">﴾ ﴿ ﷲ <text:span text:style-name="T13">ﷺ </text:span>ﷻ ﷼ <text:span text:style-name="T5">﷽</text:span></text:p>
      <text:h text:style-name="Heading_20_3" text:outline-level="3">Bold:</text:h>
      <text:p text:style-name="P5">﴾ ﴿ ﷲ ﷺ ﷻ ﷼ ﷽</text:p>
      <text:h text:style-name="P14" text:outline-level="2"><text:soft-page-break/>Private Use Area (PUA) Honorifics:</text:h>
      <text:h text:style-name="Heading_20_3" text:outline-level="3">Regular:</text:h>
      <text:p text:style-name="NormalRTL"><text:span text:style-name="T14"></text:span></text:p>
      <text:h text:style-name="Heading_20_3" text:outline-level="3">Bold <text:span text:style-name="T17">(Please note that some of the honorifics do not yet have a bold form)</text:span>:</text:h>
      <text:p text:style-name="P16"></text:p>
      <text:h text:style-name="Heading_20_2" text:outline-level="2">Arabic Shaping (some basic shapes):</text:h>
      <text:h text:style-name="Heading_20_3" text:outline-level="3">Regular:</text:h>
      <text:p text:style-name="P2">ع ععع ا ‍ا <text:s/>ب ببب ي ييي <text:s/>ن ننن ص صصص س سسس ے ‍ے د ‍د ف ففف ک ککک</text:p>
      <text:p text:style-name="P2">ج ججج ه ههه <text:s/>ل للل م ممم ق ققق ر ‍ر ط ططط و ‍و</text:p>
      <text:p text:style-name="NormalRTL"><text:span text:style-name="T8">۝1</text:span><text:span text:style-name="Default_20_Paragraph_20_Font"><text:span text:style-name="T8"> </text:span></text:span><text:span text:style-name="T8">۝12</text:span><text:span text:style-name="Default_20_Paragraph_20_Font"><text:span text:style-name="T8"> </text:span></text:span><text:span text:style-name="T8">۝123 ۝۱۝۲۝۳۴۵</text:span></text:p>
      <text:h text:style-name="Heading_20_3" text:outline-level="3">Bold:</text:h>
      <text:p text:style-name="P3">ع ععع ا ‍ا <text:s/>ب ببب ي ييي <text:s/>ن ننن ص صصص س سسس ے ‍ے د ‍د ف ففف ک ککک</text:p>
      <text:p text:style-name="P3">ج ججج ه ههه <text:s/>ل للل م ممم ق ققق ر ‍ر ط ططط و ‍و</text:p>
      <text:p text:style-name="NormalRTL"><text:span text:style-name="T9">۝1</text:span><text:span text:style-name="Default_20_Paragraph_20_Font"><text:span text:style-name="T9"> </text:span></text:span><text:span text:style-name="T9">۝12</text:span><text:span text:style-name="Default_20_Paragraph_20_Font"><text:span text:style-name="T9"> </text:span></text:span><text:span text:style-name="T9">۝123 ۝۱۝۲۝۳۴۵</text:span></text:p>
      <text:h text:style-name="P9" text:outline-level="1"/>
      <text:h text:style-name="P11" text:outline-level="1">Arabic MSA UDHR #26:</text:h>
      <text:p text:style-name="P6"><text:s/>المادة 26</text:p>
      <text:p text:style-name="P8">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8">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8">للآباء الحق الأول في اختيار نوع تربية أولادهم.</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size="12pt" fo:font-weight="bold" style:font-weight-asian="bold" style:font-size-complex="12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New" fo:font-family="'Scheherazade New'" style:font-style-name="Regular" style:font-pitch="variable" fo:font-size="12pt" style:font-size-asian="14pt" style:font-name-complex="Scheherazade New" style:font-family-complex="'Scheherazade New'" style:font-style-name-complex="Regular" style:font-pitch-complex="variable" style:font-size-complex="12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64ea3" style:font-size-asian="8pt" style:font-weight-asian="bold" style:font-size-complex="8pt" style:font-weight-complex="bold"/>
    </style:style>
    <style:style style:name="MT3" style:family="text">
      <style:text-properties style:font-name="Arial Narrow" fo:font-size="8pt" fo:font-weight="bold" officeooo:rsid="00367f60"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Scheherazade </text:span></text:span><text:span text:style-name="Default_20_Paragraph_20_Font"><text:span text:style-name="MT2">New</text:span></text:span><text:span text:style-name="Default_20_Paragraph_20_Font"><text:span text:style-name="MT1"> </text:span></text:span><text:span text:style-name="Default_20_Paragraph_20_Font"><text:span text:style-name="MT3">3.</text:span></text:span><text:span text:style-name="Default_20_Paragraph_20_Font"><text:span text:style-name="MT1">00</text:span></text:span><text:span text:style-name="Default_20_Paragraph_20_Font"><text:span text:style-name="MT3">0</text:span></text:span><text:span text:style-name="Default_20_Paragraph_20_Font"><text:span text:style-name="MT1"><text:tab/></text:span></text:span><text:span text:style-name="Default_20_Paragraph_20_Font"><text:span text:style-name="MT1"><text:date style:data-style-name="N81" text:date-value="2020-11-04T11:54:02.330000270">4. November 2020</text:date></text:span></text:span><text:span text:style-name="Default_20_Paragraph_20_Font"><text:span text:style-name="MT1"><text:tab/>Page </text:span></text:span><text:span text:style-name="Default_20_Paragraph_20_Font"><text:span text:style-name="MT1"><text:page-number text:select-page="current">5</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09-04-16T11:32:00Z</meta:creation-date>
    <dc:date>2020-11-04T11:54:02.116000000</dc:date>
    <meta:editing-cycles>185</meta:editing-cycles>
    <meta:editing-duration>PT17H44M56S</meta:editing-duration>
    <meta:print-date>2020-11-02T13:43:25.403000000</meta:print-date>
    <meta:document-statistic meta:table-count="0" meta:image-count="0" meta:object-count="0" meta:page-count="5" meta:paragraph-count="69" meta:word-count="1619" meta:character-count="4372" meta:non-whitespace-character-count="2720"/>
    <meta:user-defined meta:name="Info 1"/>
    <meta:user-defined meta:name="Info 2"/>
    <meta:user-defined meta:name="Info 3"/>
    <meta:user-defined meta:name="Info 4"/>
    <meta:template xlink:type="simple" xlink:actuate="onRequest" xlink:title="" xlink:href="Normal.dotm"/>
  </office:meta>
</office:document-meta>
</file>